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5.549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2.0319in"/>
    </style:style>
    <style:style style:name="co24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Courier New"/>
    </style:style>
    <style:style style:name="ce15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27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2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10"/>
        <table:table-column table:style-name="co2" table:default-cell-style-name="ce9"/>
        <table:table-column table:style-name="co23" table:default-cell-style-name="ce9"/>
        <table:table-column table:style-name="co2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27" office:value-type="string">
            <text:p>0xBE73FE</text:p>
          </table:table-cell>
          <table:table-cell table:style-name="ce33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19F</text:p>
          </table:table-cell>
          <table:table-cell table:style-name="ce33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22B</text:p>
          </table:table-cell>
          <table:table-cell table:style-name="ce33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7" office:value-type="string">
            <text:p>byte</text:p>
          </table:table-cell>
          <table:table-cell table:style-name="ce34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8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 table:style-name="ce27"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9" office:value-type="string">
            <text:p>0x13A466C</text:p>
          </table:table-cell>
          <table:table-cell table:style-name="ce33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7" office:value-type="string">
            <text:p>0x13A882C</text:p>
          </table:table-cell>
          <table:table-cell table:style-name="ce33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3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3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3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3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3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3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0x12E3C3C</text:p>
          </table:table-cell>
          <table:table-cell table:style-name="ce14" office:value-type="string">
            <text:p>float</text:p>
          </table:table-cell>
          <table:table-cell table:style-name="ce33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3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3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3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5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3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3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5"/>
          <table:table-cell table:style-name="ce11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578</text:p>
          </table:table-cell>
          <table:table-cell table:style-name="ce15" office:value-type="string">
            <text:p>DarkSouls.exe+F7C578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 menu stuff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menu entrie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Debug menu statu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5" office:value-type="string">
            <text:p>Debug menu off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1</text:p>
          </table:table-cell>
          <table:table-cell table:style-name="ce15" office:value-type="string">
            <text:p>Debug menu activ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2</text:p>
          </table:table-cell>
          <table:table-cell table:style-name="ce15" office:value-type="string">
            <text:p>Debug menu display only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table:style-name="ce15" office:value-type="string">
            <text:p>0x13784A0</text:p>
          </table:table-cell>
          <table:table-cell table:style-name="ce15" office:value-type="string">
            <text:p>Darksouls.exe+F784A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C660</text:p>
          </table:table-cell>
          <table:table-cell table:style-name="ce15" office:value-type="string">
            <text:p>Darksouls.exe+F7C660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Misc Data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A7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Current Save Slo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x pos (not visible sign)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z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Area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World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Bonfire I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1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bRequestToEndin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FpsDisconnec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nline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TitleStar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E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nvasion Type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5" office:value-type="string">
            <text:p>Confirm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DisableAllAreaEn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Even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Map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Brea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Hi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Lo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FX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5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oun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6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bjBreakRecord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7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AutoMapWarp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ChrNpcWanderTe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9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bgChrAllDea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8544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7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long</text:p>
          </table:table-cell>
          <table:table-cell table:style-name="ce15" office:value-type="string">
            <text:p>Type of SOS Sign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White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Cracked Red Eye Orb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Red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B</text:p>
          </table:table-cell>
          <table:table-cell table:style-name="ce15" office:value-type="string">
            <text:p>Blue Eye Orb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CE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Network.Properties</text:p>
          </table:table-cell>
          <table:table-cell table:style-name="ce15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Interval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Num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FirstLevelRangeMax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table:number-columns-repeated="2"/>
          <table:table-cell table:style-name="ce15" office:value-type="string">
            <text:p>Calling func: 00BC1CEA</text:p>
          </table:table-cell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long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4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3</text:p>
          </table:table-cell>
          <table:table-cell table:style-name="ce14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0" office:value-type="string">
            <text:p>00000004</text:p>
          </table:table-cell>
          <table:table-cell table:style-name="ce14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4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4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4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4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4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4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4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4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4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4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4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4"/>
          <table:table-cell office:value-type="string">
            <text:p>11010902</text:p>
          </table:table-cell>
          <table:table-cell table:style-name="ce14" office:value-type="string">
            <text:p>Capra Demon</text:p>
          </table:table-cell>
          <table:table-cell table:style-name="ce13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4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4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4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4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4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4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4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4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4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4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4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14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6" office:value-type="string">
            <text:p>0x13784D0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2</text:p>
          </table:table-cell>
          <table:table-cell table:style-name="ce18" office:value-type="string">
            <text:p>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D3</text:p>
          </table:table-cell>
          <table:table-cell table:style-name="ce18" office:value-type="string">
            <text:p>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4</text:p>
          </table:table-cell>
          <table:table-cell table:style-name="ce18" office:value-type="string">
            <text:p>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6</text:p>
          </table:table-cell>
          <table:table-cell table:style-name="ce18" office:value-type="string">
            <text:p>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7</text:p>
          </table:table-cell>
          <table:table-cell table:style-name="ce18" office:value-type="string">
            <text:p>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9</text:p>
          </table:table-cell>
          <table:table-cell table:style-name="ce18" office:value-type="string">
            <text:p>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4EC</text:p>
          </table:table-cell>
          <table:table-cell table:style-name="ce18" office:value-type="string">
            <text:p>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1B</text:p>
          </table:table-cell>
          <table:table-cell table:style-name="ce18" office:value-type="string">
            <text:p>Display Smaller Compasses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4</text:p>
          </table:table-cell>
          <table:table-cell table:style-name="ce18" office:value-type="string">
            <text:p>Display Height Marker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8"/>
          <table:table-cell table:style-name="ce16" office:value-type="string">
            <text:p>0x1378525</text:p>
          </table:table-cell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8"/>
          <table:table-cell table:style-name="ce16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Debug:</text:p>
          </table:table-cell>
          <table:table-cell table:style-name="ce16" office:value-type="string">
            <text:p>0x137C688</text:p>
          </table:table-cell>
          <table:table-cell table:style-name="ce18" office:value-type="string">
            <text:p>DarkSouls.exe+F7C688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0x137C6AB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6"/>
          <table:table-cell table:style-name="ce18" table:number-columns-repeated="2"/>
          <table:table-cell table:style-name="ce16"/>
          <table:table-cell table:style-name="ce15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8" office:value-type="string">
            <text:p>0x13784E4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9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2DEFEB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3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3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3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3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[GameStats+0x2C]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Game Options</text:p>
          </table:table-cell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5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6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7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8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9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F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0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1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2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3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3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4</text:p>
          </table:table-cell>
          <table:table-cell table:style-name="ce14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1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20"/>
        </table:table-row>
        <table:table-row table:style-name="ro3">
          <table:table-cell/>
          <table:table-cell table:style-name="ce31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3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3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3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3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84D3</text:p>
          </table:table-cell>
          <table:table-cell table:style-name="ce18" office:value-type="string">
            <text:p>Darksouls.exe+F784D3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byte</text:p>
          </table:table-cell>
          <table:table-cell table:style-name="ce18" office:value-type="string">
            <text:p>Deal max damage on all hit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on't take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No hitbox collis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ttac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pproa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y AI 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95E0</text:p>
          </table:table-cell>
          <table:table-cell table:style-name="ce15" office:value-type="string">
            <text:p>DarkSouls.exe+F795E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D7A0</text:p>
          </table:table-cell>
          <table:table-cell table:style-name="ce15" office:value-type="string">
            <text:p>DarkSouls.exe+F7D7A0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ed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9658</text:p>
          </table:table-cell>
          <table:table-cell table:style-name="ce15" office:value-type="string">
            <text:p>DarkSouls.exe+F79658</text:p>
          </table:table-cell>
          <table:table-cell table:style-name="ce15" table:number-columns-repeated="1021"/>
        </table:table-row>
        <table:table-row table:style-name="ro3">
          <table:table-cell table:style-name="ce18" office:value-type="string">
            <text:p>Debug:</text:p>
          </table:table-cell>
          <table:table-cell table:style-name="ce15" office:value-type="string">
            <text:p>0x137D818</text:p>
          </table:table-cell>
          <table:table-cell table:style-name="ce15" office:value-type="string">
            <text:p>DarkSouls.exe+F7D818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lue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D6BC</text:p>
          </table:table-cell>
          <table:table-cell table:style-name="ce15" office:value-type="string">
            <text:p>DarkSouls.exe+F7D6BC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8187C</text:p>
          </table:table-cell>
          <table:table-cell table:style-name="ce15" office:value-type="string">
            <text:p>DarkSouls.exe+F8187C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ItemBags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Number of Item Bag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C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last item ba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3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first item bag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ItemBagData</text:p>
          </table:table-cell>
          <table:table-cell table:style-name="ce15" office:value-type="string">
            <text:p>0xD0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previous item in li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next item in list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X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Z po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4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tem I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 table:number-rows-repeated="2">
          <table:table-cell table:style-name="ce15" table:number-columns-repeated="1024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818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+0x004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eath Camera Angle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32" office:value-type="string">
            <text:p>0x137D648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DC70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3" table:number-rows-repeated="10478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10" table:default-cell-style-name="ce20"/>
        <table:table-column table:style-name="co11" table:default-cell-style-name="ce24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10/15/2016</text:date>, <text:time>02:1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0-15T02:19:03.57</dc:date>
    <meta:editing-duration>P9DT14H2M56S</meta:editing-duration>
    <meta:editing-cycles>474</meta:editing-cycles>
    <meta:generator>OpenOffice/4.1.2$Win32 OpenOffice.org_project/412m3$Build-9782</meta:generator>
    <meta:document-statistic meta:table-count="11" meta:cell-count="3031" meta:object-count="0"/>
  </office:meta>
</office:document-meta>
</file>